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2a19" officeooo:paragraph-rsid="00012a19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weight="bold" officeooo:rsid="00012a19" officeooo:paragraph-rsid="00012a19" style:font-weight-asian="bold" style:font-weight-complex="bold"/>
    </style:style>
    <style:style style:name="P3" style:family="paragraph" style:parent-style-name="Standard">
      <style:text-properties style:font-name="Lucida Console" officeooo:rsid="00012a19" officeooo:paragraph-rsid="00012a19"/>
    </style:style>
    <style:style style:name="P4" style:family="paragraph" style:parent-style-name="Standard">
      <style:text-properties style:font-name="Lucida Console" officeooo:rsid="00020748" officeooo:paragraph-rsid="000207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1 Conéctate a tu servidor mediante SSH</text:p>
      <text:p text:style-name="P1"/>
      <text:p text:style-name="P1">1- instalamos el servicio openssh-server (sudo apt-get install openssh-server).</text:p>
      <text:p text:style-name="P1"/>
      <text:p text:style-name="P1">2- Desde un cliente nos conectamos ssh Ipdestino (Ej: ssh 192.168.1.1) y nos pedirá las credenciales.</text:p>
      <text:p text:style-name="P1"/>
      <text:p text:style-name="P1">3- También podemos conectarnos indicando el usuario directamente: ssh <text:a xlink:type="simple" xlink:href="mailto:usuario@IP" text:style-name="Internet_20_link" text:visited-style-name="Visited_20_Internet_20_Link">usuario@IP</text:a></text:p>
      <text:p text:style-name="P1"/>
      <text:p text:style-name="P4">4- Para iniciar, parar, reiniciar o ver el estado del servicio: </text:p>
      <text:p text:style-name="P4">sudo service ssh start/stop/restart/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08:57:30.257000000</dc:date>
    <meta:editing-duration>PT6M58S</meta:editing-duration>
    <meta:editing-cycles>2</meta:editing-cycles>
    <meta:document-statistic meta:table-count="0" meta:image-count="0" meta:object-count="0" meta:page-count="1" meta:paragraph-count="6" meta:word-count="57" meta:character-count="406" meta:non-whitespace-character-count="354"/>
  </office:meta>
</office:document-meta>
</file>